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4C00000064544DE9F6.png"/>
  <manifest:file-entry manifest:media-type="image/png" manifest:full-path="Pictures/10000000000000E1000000E14CB2E7A6.png"/>
  <manifest:file-entry manifest:media-type="image/png" manifest:full-path="Pictures/1000000000000148000000995B6EC2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666666" draw:textarea-horizontal-align="center" draw:textarea-vertical-align="middle"/>
    </style:style>
    <style:style style:name="gr6" style:family="graphic" style:parent-style-name="standard">
      <style:graphic-properties draw:fill-color="#000080" draw:textarea-horizontal-align="center" draw:textarea-vertical-align="middle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946cm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18pt"/>
    </style:style>
    <style:style style:name="P6" style:family="paragraph">
      <style:text-properties fo:font-size="12pt"/>
    </style:style>
    <style:style style:name="P7" style:family="paragraph">
      <style:text-properties fo:font-family="'Courier 10 Pitch'" style:font-pitch="fixed"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family="'Courier 10 Pitch'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1.405cm" svg:height="1.849cm" svg:x="9.995cm" svg:y="1.001cm">
          <draw:image xlink:href="Pictures/100000000000004C00000064544DE9F6.png" xlink:type="simple" xlink:show="embed" xlink:actuate="onLoad">
            <text:p/>
          </draw:image>
        </draw:frame>
        <draw:custom-shape draw:style-name="gr2" draw:text-style-name="P2" draw:id="id2" draw:layer="layout" svg:width="9.137cm" svg:height="2.308cm" svg:x="6.129cm" svg:y="5.412cm">
          <text:p text:style-name="P2">Flur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draw:id="id3" draw:layer="layout" svg:width="2.44cm" svg:height="2.818cm" svg:x="9.477cm" svg:y="8.966cm">
          <text:p text:style-name="P2">GL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0.697cm" svg:y1="2.85cm" svg:x2="10.697cm" svg:y2="5.412cm" draw:start-shape="id1" draw:start-glue-point="2" draw:end-shape="id2" draw:end-glue-point="0" svg:d="m10697 2850v2562">
          <text:p/>
        </draw:connector>
        <draw:connector draw:style-name="gr4" draw:text-style-name="P1" draw:layer="layout" svg:x1="10.697cm" svg:y1="7.72cm" svg:x2="10.696cm" svg:y2="8.966cm" draw:start-shape="id2" draw:start-glue-point="2" draw:end-shape="id3" draw:end-glue-point="5" svg:d="m10697 7720v624h-1v622">
          <text:p/>
        </draw:connector>
        <draw:frame draw:style-name="gr1" draw:text-style-name="P1" draw:id="id4" draw:layer="layout" svg:width="8.677cm" svg:height="4.047cm" svg:x="6.359cm" svg:y="22.891cm">
          <draw:image xlink:href="Pictures/1000000000000148000000995B6EC2EE.png" xlink:type="simple" xlink:show="embed" xlink:actuate="onLoad">
            <text:p/>
          </draw:image>
        </draw:frame>
        <draw:connector draw:style-name="gr3" draw:text-style-name="P1" draw:layer="layout" svg:x1="10.697cm" svg:y1="11.784cm" svg:x2="10.697cm" svg:y2="22.891cm" draw:start-shape="id3" draw:end-shape="id4" draw:end-glue-point="0" svg:d="m10697 11784v11107">
          <text:p/>
        </draw:connector>
        <draw:rect draw:style-name="gr5" draw:text-style-name="P3" draw:layer="layout" svg:width="5.261cm" svg:height="5.015cm" svg:x="8.067cm" svg:y="14.975cm">
          <text:p text:style-name="P2"><text:span text:style-name="T1">sample-create.sh</text:span></text:p>
          <text:p text:style-name="P2"><text:span text:style-name="T2">CAB ID</text:span></text:p>
          <text:p text:style-name="P2"><text:span text:style-name="T2">Lot ID</text:span></text:p>
          <text:p text:style-name="P2"><text:span text:style-name="T2">Collection Code</text:span></text:p>
          <text:p text:style-name="P2"><text:span text:style-name="T2">Sample Number</text:span></text:p>
          <text:p text:style-name="P2"><text:span text:style-name="T2">Blinded Number</text:span></text:p>
          <text:p text:style-name="P2"><text:span text:style-name="T2">Extent ID</text:span></text:p>
          <text:p text:style-name="P2"><text:span text:style-name="T2">Sub Type</text:span></text:p>
        </draw:rect>
        <draw:rect draw:style-name="gr5" draw:text-style-name="P3" draw:id="id5" draw:layer="layout" svg:width="5.261cm" svg:height="5.015cm" svg:x="15.327cm" svg:y="15.069cm">
          <text:p text:style-name="P2"><text:span text:style-name="T1">Sync_field.sh</text:span></text:p>
          <text:p text:style-name="P2"><text:span text:style-name="T2">Batch ID</text:span></text:p>
          <text:p text:style-name="P2"><text:span text:style-name="T2">Species Code</text:span></text:p>
        </draw:rect>
        <draw:connector draw:style-name="gr3" draw:text-style-name="P1" draw:layer="layout" svg:x1="11.917cm" svg:y1="10.374cm" svg:x2="17.957cm" svg:y2="15.069cm" draw:start-shape="id3" draw:start-glue-point="8" draw:end-shape="id5" draw:end-glue-point="0" svg:d="m11917 10374h6040v4695">
          <text:p/>
        </draw:connector>
        <draw:connector draw:style-name="gr3" draw:text-style-name="P1" draw:layer="layout" svg:x1="17.957cm" svg:y1="20.084cm" svg:x2="10.697cm" svg:y2="22.891cm" draw:start-shape="id5" draw:start-glue-point="2" draw:end-shape="id4" draw:end-glue-point="0" svg:d="m17957 20084v1404h-7260v1403">
          <text:p/>
        </draw:connector>
        <draw:connector draw:style-name="gr3" draw:text-style-name="P1" draw:layer="layout" svg:x1="6.359cm" svg:y1="24.914cm" svg:x2="3.931cm" svg:y2="22.254cm" draw:start-shape="id4" draw:start-glue-point="3" draw:end-shape="id6" svg:d="m6359 24914h-2428v-2660">
          <text:p/>
        </draw:connector>
        <draw:rect draw:style-name="gr6" draw:text-style-name="P3" draw:id="id6" draw:layer="layout" svg:width="5.261cm" svg:height="5.015cm" svg:x="1.301cm" svg:y="17.239cm">
          <text:p text:style-name="P2"><text:span text:style-name="T1">Workflow</text:span></text:p>
          <text:p text:style-name="P2"><text:span text:style-name="T2">JIRA ID</text:span></text:p>
          <text:p text:style-name="P2"><text:span text:style-name="T2">JIRA Status</text:span></text:p>
        </draw:rect>
        <draw:connector draw:style-name="gr3" draw:text-style-name="P1" draw:layer="layout" svg:x1="3.931cm" svg:y1="17.239cm" svg:x2="9.477cm" svg:y2="10.374cm" draw:start-shape="id6" draw:start-glue-point="0" draw:end-shape="id3" draw:end-glue-point="6" svg:d="m3931 17239v-6865h5546">
          <text:p/>
        </draw:connector>
        <draw:custom-shape draw:style-name="gr2" draw:text-style-name="P2" draw:layer="layout" svg:width="3.938cm" svg:height="1.354cm" svg:x="8.728cm" svg:y="12.36cm">
          <text:p text:style-name="P2">O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938cm" svg:height="1.354cm" svg:x="15.99cm" svg:y="12.36cm">
          <text:p text:style-name="P2">Dai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938cm" svg:height="1.354cm" svg:x="1.962cm" svg:y="24.239cm">
          <text:p text:style-name="P2">On Mo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office:forms form:automatic-focus="false" form:apply-design-mode="false"/>
        <draw:g draw:id="id8">
          <draw:rect draw:style-name="gr7" draw:text-style-name="P1" draw:layer="layout" svg:width="3.575cm" svg:height="2.247cm" svg:x="3.806cm" svg:y="7.677cm">
            <text:p/>
          </draw:rect>
          <draw:custom-shape draw:style-name="gr8" draw:text-style-name="P1" draw:layer="layout" svg:width="3.592cm" svg:height="1.719cm" svg:x="3.798cm" svg:y="8.20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3.591cm" svg:height="1.719cm" svg:x="3.799cm" svg:y="7.6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4" draw:id="id9" draw:layer="layout" svg:width="1.405cm" svg:height="1.849cm" svg:x="4.892cm" svg:y="1.001cm">
          <draw:image xlink:href="Pictures/100000000000004C00000064544DE9F6.png" xlink:type="simple" xlink:show="embed" xlink:actuate="onLoad">
            <text:p/>
          </draw:image>
        </draw:frame>
        <draw:custom-shape draw:style-name="gr2" draw:text-style-name="P2" draw:id="id10" draw:layer="layout" svg:width="5.876cm" svg:height="2.154cm" svg:x="2.656cm" svg:y="11.402cm">
          <text:p text:style-name="P2"><text:span text:style-name="T3">Xudo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3" draw:layer="layout" svg:width="5.876cm" svg:height="2.154cm" svg:x="10.188cm" svg:y="11.401cm">
          <text:p text:style-name="P2"><text:span text:style-name="T3">MRT-P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205cm" svg:height="1.196cm" svg:x="4.992cm" svg:y="1.325cm">
          <draw:text-box>
            <text:p text:style-name="P2"><text:span text:style-name="T4">M</text:span></text:p>
          </draw:text-box>
        </draw:frame>
        <draw:custom-shape draw:style-name="gr2" draw:text-style-name="P2" draw:id="id7" draw:layer="layout" svg:width="5.876cm" svg:height="2.154cm" svg:x="2.656cm" svg:y="3.925cm">
          <text:p text:style-name="P2"><text:span text:style-name="T3">B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.405cm" svg:height="1.849cm" svg:x="4.892cm" svg:y="7.876cm">
          <draw:image xlink:href="Pictures/100000000000004C00000064544DE9F6.png" xlink:type="simple" xlink:show="embed" xlink:actuate="onLoad">
            <text:p/>
          </draw:image>
        </draw:frame>
        <draw:frame draw:style-name="gr9" draw:text-style-name="P2" draw:layer="layout" svg:width="1.205cm" svg:height="1.196cm" svg:x="4.992cm" svg:y="8.202cm">
          <draw:text-box>
            <text:p text:style-name="P2"><text:span text:style-name="T4">C</text:span></text:p>
          </draw:text-box>
        </draw:frame>
        <draw:connector draw:style-name="gr3" draw:text-style-name="P1" draw:layer="layout" svg:x1="5.594cm" svg:y1="6.079cm" svg:x2="5.594cm" svg:y2="7.671cm" draw:start-shape="id7" draw:start-glue-point="2" draw:end-shape="id8" svg:d="m5594 6079v1592">
          <text:p/>
        </draw:connector>
        <draw:g draw:id="id11">
          <draw:rect draw:style-name="gr7" draw:text-style-name="P1" draw:layer="layout" svg:width="3.575cm" svg:height="2.247cm" svg:x="3.806cm" svg:y="14.631cm">
            <text:p/>
          </draw:rect>
          <draw:custom-shape draw:style-name="gr8" draw:text-style-name="P1" draw:layer="layout" svg:width="3.592cm" svg:height="1.719cm" svg:x="3.798cm" svg:y="15.15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3.591cm" svg:height="1.719cm" svg:x="3.799cm" svg:y="14.6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4" draw:layer="layout" svg:width="1.405cm" svg:height="1.849cm" svg:x="4.892cm" svg:y="14.83cm">
          <draw:image xlink:href="Pictures/100000000000004C00000064544DE9F6.png" xlink:type="simple" xlink:show="embed" xlink:actuate="onLoad">
            <text:p/>
          </draw:image>
        </draw:frame>
        <draw:frame draw:style-name="gr9" draw:text-style-name="P2" draw:layer="layout" svg:width="1.205cm" svg:height="1.196cm" svg:x="4.992cm" svg:y="15.156cm">
          <draw:text-box>
            <text:p text:style-name="P2"><text:span text:style-name="T4">C</text:span></text:p>
          </draw:text-box>
        </draw:frame>
        <draw:custom-shape draw:style-name="gr2" draw:text-style-name="P2" draw:id="id12" draw:layer="layout" svg:width="5.876cm" svg:height="2.154cm" svg:x="2.656cm" svg:y="17.647cm">
          <text:p text:style-name="P2"><text:span text:style-name="T3">B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594cm" svg:y1="2.85cm" svg:x2="5.594cm" svg:y2="3.925cm" draw:start-shape="id9" draw:start-glue-point="2" draw:end-shape="id7" draw:end-glue-point="0" svg:d="m5594 2850v1075">
          <text:p/>
        </draw:connector>
        <draw:connector draw:style-name="gr3" draw:text-style-name="P1" draw:layer="layout" svg:x1="5.594cm" svg:y1="9.924cm" svg:x2="5.594cm" svg:y2="11.402cm" draw:start-shape="id8" draw:start-glue-point="2" draw:end-shape="id10" draw:end-glue-point="0" svg:d="m5594 9924v1478">
          <text:p/>
        </draw:connector>
        <draw:connector draw:style-name="gr3" draw:text-style-name="P1" draw:layer="layout" svg:x1="5.594cm" svg:y1="13.556cm" svg:x2="5.594cm" svg:y2="14.625cm" draw:start-shape="id10" draw:start-glue-point="2" draw:end-shape="id11" draw:end-glue-point="0" svg:d="m5594 13556v1069">
          <text:p/>
        </draw:connector>
        <draw:connector draw:style-name="gr3" draw:text-style-name="P1" draw:layer="layout" svg:x1="5.594cm" svg:y1="16.878cm" svg:x2="5.594cm" svg:y2="17.647cm" draw:start-shape="id11" draw:start-glue-point="2" draw:end-shape="id12" draw:end-glue-point="0" svg:d="m5594 16878v769">
          <text:p/>
        </draw:connector>
        <draw:connector draw:style-name="gr4" draw:text-style-name="P1" draw:layer="layout" svg:x1="8.532cm" svg:y1="12.479cm" svg:x2="10.188cm" svg:y2="12.478cm" draw:start-shape="id10" draw:start-glue-point="1" draw:end-shape="id13" svg:d="m8532 12479h829v-1h827">
          <text:p/>
        </draw:connector>
        <draw:frame draw:style-name="gr1" draw:text-style-name="P1" draw:id="id14" draw:layer="layout" svg:width="2.392cm" svg:height="2.392cm" svg:x="9.207cm" svg:y="21.105cm">
          <draw:image xlink:href="Pictures/10000000000000E1000000E14CB2E7A6.png" xlink:type="simple" xlink:show="embed" xlink:actuate="onLoad">
            <text:p/>
          </draw:image>
        </draw:frame>
        <draw:connector draw:style-name="gr3" draw:text-style-name="P1" draw:layer="layout" svg:x1="8.532cm" svg:y1="18.724cm" svg:x2="10.403cm" svg:y2="21.105cm" draw:start-shape="id12" draw:start-glue-point="1" draw:end-shape="id14" svg:d="m8532 18724h1871v2381">
          <text:p/>
        </draw:connector>
        <draw:connector draw:style-name="gr3" draw:text-style-name="P1" draw:layer="layout" svg:x1="5.594cm" svg:y1="19.801cm" svg:x2="5.594cm" svg:y2="21.275cm" draw:start-shape="id12" draw:start-glue-point="2" draw:end-shape="id15" draw:end-glue-point="0" svg:d="m5594 19801v1474">
          <text:p/>
        </draw:connector>
        <draw:connector draw:style-name="gr10" draw:text-style-name="P1" draw:layer="layout" svg:x1="4.992cm" svg:y1="22.198cm" svg:x2="3.798cm" svg:y2="8.797cm" draw:start-shape="id16" draw:start-glue-point="3" draw:end-shape="id8" draw:end-glue-point="3" svg:d="m4992 22198h-1695v-13401h501">
          <text:p/>
        </draw:connector>
        <draw:frame draw:style-name="gr1" draw:text-style-name="P4" draw:id="id15" draw:layer="layout" svg:width="1.405cm" svg:height="1.849cm" svg:x="4.892cm" svg:y="21.275cm">
          <draw:image xlink:href="Pictures/100000000000004C00000064544DE9F6.png" xlink:type="simple" xlink:show="embed" xlink:actuate="onLoad">
            <text:p/>
          </draw:image>
        </draw:frame>
        <draw:frame draw:style-name="gr9" draw:text-style-name="P2" draw:id="id16" draw:layer="layout" svg:width="1.205cm" svg:height="1.196cm" svg:x="4.992cm" svg:y="21.6cm">
          <draw:text-box>
            <text:p text:style-name="P2"><text:span text:style-name="T4">M</text:span></text:p>
          </draw:text-box>
        </draw:frame>
        <draw:frame draw:style-name="gr11" draw:text-style-name="P5" draw:id="id17" draw:layer="layout" svg:width="11.17cm" svg:height="0.962cm" svg:x="8.492cm" svg:y="7.661cm">
          <draw:text-box>
            <text:p text:style-name="P5">What information does Xudong need?</text:p>
          </draw:text-box>
        </draw:frame>
        <draw:connector draw:style-name="gr12" draw:text-style-name="P1" draw:layer="layout" draw:type="line" svg:x1="8.492cm" svg:y1="8.142cm" svg:x2="7.39cm" svg:y2="8.797cm" draw:start-shape="id17" draw:start-glue-point="3" draw:end-shape="id8" draw:end-glue-point="1" svg:d="m8492 8142-1102 655">
          <text:p/>
        </draw:connector>
        <draw:frame draw:style-name="gr13" draw:text-style-name="P7" draw:id="id18" draw:layer="layout" svg:width="5.941cm" svg:height="1.724cm" svg:x="10.426cm" svg:y="14.902cm">
          <draw:text-box>
            <text:p text:style-name="P6"><text:span text:style-name="T5">sample_plate_location</text:span></text:p>
            <text:p text:style-name="P6"><text:span text:style-name="T5">concentration</text:span></text:p>
            <text:p text:style-name="P6"><text:span text:style-name="T5">MRTPCR_comment</text:span></text:p>
          </draw:text-box>
        </draw:frame>
        <draw:connector draw:style-name="gr12" draw:text-style-name="P1" draw:layer="layout" draw:type="line" svg:x1="10.426cm" svg:y1="15.764cm" svg:x2="7.39cm" svg:y2="15.751cm" draw:start-shape="id18" draw:start-glue-point="3" draw:end-shape="id11" draw:end-glue-point="1" svg:d="m10426 15764-3036-13">
          <text:p/>
        </draw:connector>
      </draw:page>
      <draw:page draw:name="page3" draw:style-name="dp1" draw:master-page-name="Default">
        <office:forms form:automatic-focus="false" form:apply-design-mode="false"/>
        <draw:g draw:id="id20">
          <draw:rect draw:style-name="gr7" draw:text-style-name="P1" draw:layer="layout" svg:width="3.575cm" svg:height="2.247cm" svg:x="3.806cm" svg:y="7.677cm">
            <text:p/>
          </draw:rect>
          <draw:custom-shape draw:style-name="gr8" draw:text-style-name="P1" draw:layer="layout" svg:width="3.592cm" svg:height="1.719cm" svg:x="3.798cm" svg:y="8.20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3.591cm" svg:height="1.719cm" svg:x="3.799cm" svg:y="7.6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4" draw:id="id21" draw:layer="layout" svg:width="1.405cm" svg:height="1.849cm" svg:x="4.892cm" svg:y="1.001cm">
          <draw:image xlink:href="Pictures/100000000000004C00000064544DE9F6.png" xlink:type="simple" xlink:show="embed" xlink:actuate="onLoad">
            <text:p/>
          </draw:image>
        </draw:frame>
        <draw:custom-shape draw:style-name="gr2" draw:text-style-name="P2" draw:id="id22" draw:layer="layout" svg:width="5.876cm" svg:height="2.154cm" svg:x="2.656cm" svg:y="11.402cm">
          <text:p text:style-name="P2"><text:span text:style-name="T3">Xudo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5" draw:layer="layout" svg:width="5.876cm" svg:height="2.154cm" svg:x="10.188cm" svg:y="11.401cm">
          <text:p text:style-name="P2"><text:span text:style-name="T3">MRT-P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205cm" svg:height="1.196cm" svg:x="4.992cm" svg:y="1.325cm">
          <draw:text-box>
            <text:p text:style-name="P2"><text:span text:style-name="T4">M</text:span></text:p>
          </draw:text-box>
        </draw:frame>
        <draw:custom-shape draw:style-name="gr2" draw:text-style-name="P2" draw:id="id19" draw:layer="layout" svg:width="5.876cm" svg:height="2.154cm" svg:x="2.656cm" svg:y="3.925cm">
          <text:p text:style-name="P2"><text:span text:style-name="T3">B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1.405cm" svg:height="1.849cm" svg:x="4.892cm" svg:y="7.876cm">
          <draw:image xlink:href="Pictures/100000000000004C00000064544DE9F6.png" xlink:type="simple" xlink:show="embed" xlink:actuate="onLoad">
            <text:p/>
          </draw:image>
        </draw:frame>
        <draw:frame draw:style-name="gr9" draw:text-style-name="P2" draw:layer="layout" svg:width="1.205cm" svg:height="1.196cm" svg:x="4.992cm" svg:y="8.202cm">
          <draw:text-box>
            <text:p text:style-name="P2"><text:span text:style-name="T4">C</text:span></text:p>
          </draw:text-box>
        </draw:frame>
        <draw:connector draw:style-name="gr3" draw:text-style-name="P1" draw:layer="layout" svg:x1="5.594cm" svg:y1="6.079cm" svg:x2="5.594cm" svg:y2="7.671cm" draw:start-shape="id19" draw:start-glue-point="2" draw:end-shape="id20" svg:d="m5594 6079v1592">
          <text:p/>
        </draw:connector>
        <draw:g draw:id="id23">
          <draw:rect draw:style-name="gr7" draw:text-style-name="P1" draw:layer="layout" svg:width="3.575cm" svg:height="2.247cm" svg:x="3.806cm" svg:y="14.631cm">
            <text:p/>
          </draw:rect>
          <draw:custom-shape draw:style-name="gr8" draw:text-style-name="P1" draw:layer="layout" svg:width="3.592cm" svg:height="1.719cm" svg:x="3.798cm" svg:y="15.15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3.591cm" svg:height="1.719cm" svg:x="3.799cm" svg:y="14.62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4" draw:layer="layout" svg:width="1.405cm" svg:height="1.849cm" svg:x="4.892cm" svg:y="14.83cm">
          <draw:image xlink:href="Pictures/100000000000004C00000064544DE9F6.png" xlink:type="simple" xlink:show="embed" xlink:actuate="onLoad">
            <text:p/>
          </draw:image>
        </draw:frame>
        <draw:frame draw:style-name="gr9" draw:text-style-name="P2" draw:layer="layout" svg:width="1.205cm" svg:height="1.196cm" svg:x="4.992cm" svg:y="15.156cm">
          <draw:text-box>
            <text:p text:style-name="P2"><text:span text:style-name="T4">C</text:span></text:p>
          </draw:text-box>
        </draw:frame>
        <draw:custom-shape draw:style-name="gr2" draw:text-style-name="P2" draw:id="id24" draw:layer="layout" svg:width="5.876cm" svg:height="2.154cm" svg:x="2.656cm" svg:y="17.647cm">
          <text:p text:style-name="P2"><text:span text:style-name="T3">Bec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594cm" svg:y1="2.85cm" svg:x2="5.594cm" svg:y2="3.925cm" draw:start-shape="id21" draw:start-glue-point="2" draw:end-shape="id19" draw:end-glue-point="0" svg:d="m5594 2850v1075">
          <text:p/>
        </draw:connector>
        <draw:connector draw:style-name="gr3" draw:text-style-name="P1" draw:layer="layout" svg:x1="5.594cm" svg:y1="9.924cm" svg:x2="5.594cm" svg:y2="11.402cm" draw:start-shape="id20" draw:start-glue-point="2" draw:end-shape="id22" draw:end-glue-point="0" svg:d="m5594 9924v1478">
          <text:p/>
        </draw:connector>
        <draw:connector draw:style-name="gr3" draw:text-style-name="P1" draw:layer="layout" svg:x1="5.594cm" svg:y1="13.556cm" svg:x2="5.594cm" svg:y2="14.625cm" draw:start-shape="id22" draw:start-glue-point="2" draw:end-shape="id23" draw:end-glue-point="0" svg:d="m5594 13556v1069">
          <text:p/>
        </draw:connector>
        <draw:connector draw:style-name="gr3" draw:text-style-name="P1" draw:layer="layout" svg:x1="5.594cm" svg:y1="16.878cm" svg:x2="5.594cm" svg:y2="17.647cm" draw:start-shape="id23" draw:start-glue-point="2" draw:end-shape="id24" draw:end-glue-point="0" svg:d="m5594 16878v769">
          <text:p/>
        </draw:connector>
        <draw:connector draw:style-name="gr4" draw:text-style-name="P1" draw:layer="layout" svg:x1="8.532cm" svg:y1="12.479cm" svg:x2="10.188cm" svg:y2="12.478cm" draw:start-shape="id22" draw:start-glue-point="1" draw:end-shape="id25" svg:d="m8532 12479h829v-1h827">
          <text:p/>
        </draw:connector>
        <draw:frame draw:style-name="gr1" draw:text-style-name="P1" draw:id="id27" draw:layer="layout" svg:width="2.392cm" svg:height="2.392cm" svg:x="17.852cm" svg:y="23.72cm">
          <draw:image xlink:href="Pictures/10000000000000E1000000E14CB2E7A6.png" xlink:type="simple" xlink:show="embed" xlink:actuate="onLoad">
            <text:p/>
          </draw:image>
        </draw:frame>
        <draw:connector draw:style-name="gr3" draw:text-style-name="P1" draw:layer="layout" svg:x1="9.933cm" svg:y1="24.914cm" svg:x2="17.852cm" svg:y2="24.916cm" draw:start-shape="id26" draw:start-glue-point="1" draw:end-shape="id27" draw:end-glue-point="3" svg:d="m9933 24914h3960v2h3959">
          <text:p/>
        </draw:connector>
        <draw:frame draw:style-name="gr1" draw:text-style-name="P1" draw:id="id26" draw:layer="layout" svg:width="8.677cm" svg:height="4.047cm" svg:x="1.256cm" svg:y="22.891cm">
          <draw:image xlink:href="Pictures/1000000000000148000000995B6EC2EE.png" xlink:type="simple" xlink:show="embed" xlink:actuate="onLoad">
            <text:p/>
          </draw:image>
        </draw:frame>
        <draw:rect draw:style-name="gr5" draw:text-style-name="P3" draw:layer="layout" svg:width="5.261cm" svg:height="1.731cm" svg:x="10.496cm" svg:y="24.051cm">
          <text:p text:style-name="P2"><text:span text:style-name="T1">Create MRT-PCR</text:span></text:p>
          <text:p text:style-name="P2"><text:span text:style-name="T1">Report</text:span></text:p>
        </draw:rect>
        <draw:connector draw:style-name="gr3" draw:text-style-name="P1" draw:layer="layout" svg:x1="5.594cm" svg:y1="19.801cm" svg:x2="5.594cm" svg:y2="22.891cm" draw:start-shape="id24" draw:start-glue-point="2" draw:end-shape="id26" svg:d="m5594 19801v3090">
          <text:p/>
        </draw:connector>
        <draw:rect draw:style-name="gr5" draw:text-style-name="P3" draw:layer="layout" svg:width="5.261cm" svg:height="1.731cm" svg:x="2.964cm" svg:y="20.173cm">
          <text:p text:style-name="P2"><text:span text:style-name="T1">Create MRT-PCR</text:span></text:p>
          <text:p text:style-name="P2"><text:span text:style-name="T1">SubTasks</text:span></text:p>
        </draw:rect>
        <draw:connector draw:style-name="gr10" draw:text-style-name="P1" draw:layer="layout" svg:x1="2.656cm" svg:y1="18.724cm" svg:x2="3.798cm" svg:y2="8.797cm" draw:start-shape="id24" draw:start-glue-point="3" draw:end-shape="id20" draw:end-glue-point="3" svg:d="m2656 18724h-501v-9927h1643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1" draw:text-style-name="P4" draw:id="id32" draw:layer="layout" svg:width="1.405cm" svg:height="1.849cm" svg:x="12.669cm" svg:y="10.57cm">
          <draw:image xlink:href="Pictures/100000000000004C00000064544DE9F6.png" xlink:type="simple" xlink:show="embed" xlink:actuate="onLoad">
            <text:p/>
          </draw:image>
        </draw:frame>
        <draw:custom-shape draw:style-name="gr2" draw:text-style-name="P2" draw:id="id29" draw:layer="layout" svg:width="5.876cm" svg:height="2.154cm" svg:x="10.433cm" svg:y="7.799cm">
          <text:p text:style-name="P2"><text:span text:style-name="T3">Xudo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0" draw:layer="layout" svg:width="3.541cm" svg:height="2.154cm" svg:x="17.047cm" svg:y="7.799cm">
          <text:p text:style-name="P2"><text:span text:style-name="T3">MRT-P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id="id28" draw:layer="layout" svg:width="6.659cm" svg:height="3.106cm" svg:x="2.164cm" svg:y="7.323cm">
          <draw:image xlink:href="Pictures/1000000000000148000000995B6EC2EE.png" xlink:type="simple" xlink:show="embed" xlink:actuate="onLoad">
            <text:p/>
          </draw:image>
        </draw:frame>
        <draw:connector draw:style-name="gr3" draw:text-style-name="P1" draw:layer="layout" svg:x1="8.823cm" svg:y1="8.876cm" svg:x2="10.433cm" svg:y2="8.876cm" draw:start-shape="id28" draw:start-glue-point="1" draw:end-shape="id29" draw:end-glue-point="3" svg:d="m8823 8876h1610">
          <text:p/>
        </draw:connector>
        <draw:connector draw:style-name="gr3" draw:text-style-name="P1" draw:layer="layout" svg:x1="16.309cm" svg:y1="8.876cm" svg:x2="17.047cm" svg:y2="8.876cm" draw:start-shape="id29" draw:start-glue-point="1" draw:end-shape="id30" draw:end-glue-point="3" svg:d="m16309 8876h738">
          <text:p/>
        </draw:connector>
        <draw:rect draw:style-name="gr5" draw:text-style-name="P3" draw:id="id31" draw:layer="layout" svg:width="5.261cm" svg:height="1.731cm" svg:x="2.863cm" svg:y="13.205cm">
          <text:p text:style-name="P2"><text:span text:style-name="T1">Create MRT-PCR</text:span></text:p>
          <text:p text:style-name="P2"><text:span text:style-name="T1">Report</text:span></text:p>
        </draw:rect>
        <draw:rect draw:style-name="gr5" draw:text-style-name="P3" draw:id="id33" draw:layer="layout" svg:width="5.261cm" svg:height="1.731cm" svg:x="10.741cm" svg:y="13.205cm">
          <text:p text:style-name="P2"><text:span text:style-name="T1">Create MRT-PCR</text:span></text:p>
          <text:p text:style-name="P2"><text:span text:style-name="T1">SubTasks</text:span></text:p>
        </draw:rect>
        <draw:connector draw:style-name="gr3" draw:text-style-name="P1" draw:layer="layout" svg:x1="10.433cm" svg:y1="8.876cm" svg:x2="8.823cm" svg:y2="8.876cm" draw:start-shape="id29" draw:end-shape="id28" draw:end-glue-point="1" svg:d="m10433 8876h-1610">
          <text:p/>
        </draw:connector>
        <draw:connector draw:style-name="gr3" draw:text-style-name="P1" draw:layer="layout" svg:x1="5.493cm" svg:y1="10.429cm" svg:x2="5.493cm" svg:y2="13.205cm" draw:start-shape="id28" draw:start-glue-point="2" draw:end-shape="id31" draw:end-glue-point="0" svg:d="m5493 10429v2776">
          <text:p/>
        </draw:connector>
        <draw:connector draw:style-name="gr3" draw:text-style-name="P1" draw:layer="layout" svg:x1="13.371cm" svg:y1="9.953cm" svg:x2="13.371cm" svg:y2="10.57cm" draw:start-shape="id29" draw:start-glue-point="2" draw:end-shape="id32" svg:d="m13371 9953v617">
          <text:p/>
        </draw:connector>
        <draw:connector draw:style-name="gr3" draw:text-style-name="P1" draw:layer="layout" svg:x1="13.371cm" svg:y1="12.419cm" svg:x2="13.371cm" svg:y2="13.205cm" draw:start-shape="id32" draw:start-glue-point="2" draw:end-shape="id33" draw:end-glue-point="0" svg:d="m13371 12419v786">
          <text:p/>
        </draw:connector>
        <draw:connector draw:style-name="gr3" draw:text-style-name="P1" draw:layer="layout" svg:x1="10.741cm" svg:y1="14.07cm" svg:x2="8.768cm" svg:y2="10.552cm" draw:start-shape="id33" draw:start-glue-point="3" svg:d="m10741 14070h-1237v-3518h-736">
          <text:p/>
        </draw:connector>
        <draw:frame draw:style-name="gr1" draw:text-style-name="P1" draw:id="id34" draw:layer="layout" svg:width="2.392cm" svg:height="2.392cm" svg:x="4.297cm" svg:y="15.598cm">
          <draw:image xlink:href="Pictures/10000000000000E1000000E14CB2E7A6.png" xlink:type="simple" xlink:show="embed" xlink:actuate="onLoad">
            <text:p/>
          </draw:image>
        </draw:frame>
        <draw:connector draw:style-name="gr3" draw:text-style-name="P1" draw:layer="layout" svg:x1="5.493cm" svg:y1="14.936cm" svg:x2="5.493cm" svg:y2="15.598cm" draw:start-shape="id31" draw:start-glue-point="2" draw:end-shape="id34" draw:end-glue-point="0" svg:d="m5493 14936v6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4-01-17T14:55:37</meta:creation-date>
    <dc:date>2014-01-17T14:56:05</dc:date>
    <dc:creator>Peter Edworthy</dc:creator>
    <meta:editing-duration>PT00H00M28S</meta:editing-duration>
    <meta:editing-cycles>1</meta:editing-cycles>
    <meta:document-statistic meta:object-count="97"/>
    <meta:generator>OpenOffice.org/3.1$Unix OpenOffice.org_project/310m19$Build-9420</meta:generator>
  </office:meta>
</office:document-meta>
</file>